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1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style="normal" fo:font-weight="normal" style:font-size-asian="10pt" style:font-size-complex="10pt"/>
    </style:style>
    <style:style style:name="P3" style:family="paragraph" style:parent-style-name="Standard">
      <style:text-properties style:font-name="Arial" fo:font-size="10pt" fo:font-style="normal" style:font-size-asian="10pt" style:font-size-complex="10pt"/>
    </style:style>
    <style:style style:name="P4" style:family="paragraph" style:parent-style-name="Standard">
      <style:text-properties fo:color="#00ae00" style:font-name="Arial" fo:font-size="10pt" style:font-size-asian="10pt" style:font-size-complex="10pt"/>
    </style:style>
    <style:style style:name="P5" style:family="paragraph" style:parent-style-name="Standard">
      <style:text-properties fo:color="#00ae00" style:font-name="Arial" fo:font-size="10pt" fo:font-style="normal" fo:font-weight="normal" style:font-size-asian="10pt" style:font-size-complex="10pt"/>
    </style:style>
    <style:style style:name="P6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fo:font-style="normal" fo:font-weight="normal" style:font-size-asian="10pt" style:font-size-complex="10pt"/>
    </style:style>
    <style:style style:name="P9" style:family="paragraph" style:parent-style-name="Standard">
      <style:text-properties fo:color="#00ae00" style:font-name="Arial" fo:font-size="10pt" fo:font-style="normal" fo:font-weight="normal" style:font-size-asian="10pt" style:font-size-complex="10pt"/>
    </style:style>
    <style:style style:name="P10" style:family="paragraph" style:parent-style-name="Standard">
      <style:text-properties fo:color="#0000ff" style:font-name="Arial" fo:font-size="10pt" fo:font-style="normal" fo:font-weight="normal" style:font-size-asian="10pt" style:font-size-complex="10pt"/>
    </style:style>
    <style:style style:name="P11" style:family="paragraph" style:parent-style-name="Preformatted_20_Text">
      <style:text-properties style:font-name="Arial" fo:font-size="10pt"/>
    </style:style>
    <style:style style:name="T1" style:family="text">
      <style:text-properties fo:color="#ff950e" fo:font-style="normal" fo:font-weight="bold" style:font-weight-asian="bold" style:font-weight-complex="bold"/>
    </style:style>
    <style:style style:name="T2" style:family="text">
      <style:text-properties fo:color="#ff950e" fo:font-weight="bold" style:font-weight-asian="bold" style:font-weight-complex="bold"/>
    </style:style>
    <style:style style:name="T3" style:family="text">
      <style:text-properties fo:font-variant="normal" fo:text-transform="none" fo:color="#ff950e" style:font-name="Arial" fo:font-size="10pt" fo:letter-spacing="normal" fo:language="pl" fo:country="PL" fo:font-style="normal" fo:font-weight="bol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" style:family="text">
      <style:text-properties fo:font-variant="normal" fo:text-transform="none" fo:color="#ff950e" style:font-name="Arial" fo:font-size="10pt" fo:letter-spacing="normal" fo:font-style="normal" fo:font-weight="bold" fo:background-color="transparent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ff950e" style:font-name="Arial" fo:font-size="10pt" fo:letter-spacing="normal" fo:font-style="normal" fo:background-color="transparent" style:font-size-asian="10pt" style:font-size-complex="10pt"/>
    </style:style>
    <style:style style:name="T6" style:family="text">
      <style:text-properties fo:font-variant="normal" fo:text-transform="none" fo:color="#ff950e" style:font-name="Arial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style:use-window-font-color="true" style:font-name="Arial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style:use-window-font-color="true" style:font-name="Arial" fo:letter-spacing="normal" fo:language="pl" fo:country="PL" fo:font-style="normal" fo:font-weight="normal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9" style:family="text">
      <style:text-properties fo:font-variant="normal" fo:text-transform="none" fo:color="#18171b" style:font-name="Arial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000000" style:font-name="Arial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0000ff" style:font-name="Arial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T12" style:family="text">
      <style:text-properties fo:font-variant="normal" fo:text-transform="none" style:font-name="Arial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T13" style:family="text">
      <style:text-properties fo:font-variant="normal" fo:text-transform="none" fo:color="#800000" style:font-name="Arial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T14" style:family="text">
      <style:text-properties fo:font-variant="normal" fo:text-transform="none" fo:color="#00ae00" style:font-name="Arial" fo:font-size="10pt" fo:letter-spacing="normal" fo:font-style="normal" fo:font-weight="normal" fo:background-color="transparent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c0c0c0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color="#0000ff"/>
    </style:style>
    <style:style style:name="T17" style:family="text">
      <style:text-properties fo:color="#0000ff" style:font-name="Arial" fo:font-size="10pt" fo:background-color="transparent" style:font-size-asian="10pt" style:font-style-asian="normal" style:font-size-complex="10pt" style:font-style-complex="normal"/>
    </style:style>
    <style:style style:name="T18" style:family="text">
      <style:text-properties fo:color="#0000ff" fo:font-style="normal"/>
    </style:style>
    <style:style style:name="T19" style:family="text">
      <style:text-properties style:use-window-font-color="true" style:font-name="Arial" fo:background-color="transparent"/>
    </style:style>
    <style:style style:name="T20" style:family="text">
      <style:text-properties style:use-window-font-color="true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T21" style:family="text">
      <style:text-properties style:use-window-font-color="true" style:font-name="Arial" fo:font-size="10pt" fo:background-color="transparent" style:font-size-asian="10pt" style:font-style-asian="normal" style:font-size-complex="10pt" style:font-style-complex="normal"/>
    </style:style>
    <style:style style:name="T22" style:family="text">
      <style:text-properties style:use-window-font-color="true" style:font-name="Arial" fo:font-size="10pt" fo:font-style="italic" fo:background-color="transparent" style:font-size-asian="10pt" style:font-size-complex="10pt"/>
    </style:style>
    <style:style style:name="T23" style:family="text">
      <style:text-properties style:use-window-font-color="true" style:font-name="Arial" fo:language="pl" fo:country="PL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4" style:family="text">
      <style:text-properties fo:color="#00ae00"/>
    </style:style>
    <style:style style:name="T25" style:family="text">
      <style:text-properties fo:color="#00ae00" style:font-name="Arial" fo:font-size="10pt" fo:background-color="transparent" style:font-size-asian="10pt" style:font-size-complex="10pt"/>
    </style:style>
    <style:style style:name="T26" style:family="text">
      <style:text-properties fo:color="#000000"/>
    </style:style>
    <style:style style:name="T27" style:family="text">
      <style:text-properties fo:color="#000000" style:font-name="Arial" fo:font-size="10pt" fo:background-color="transparent" style:font-size-asian="10pt" style:font-size-complex="10pt"/>
    </style:style>
    <style:style style:name="T28" style:family="text">
      <style:text-properties fo:font-style="normal"/>
    </style:style>
    <style:style style:name="T29" style:family="text">
      <style:text-properties fo:font-style="normal" fo:font-weight="normal"/>
    </style:style>
    <style:style style:name="T30" style:family="text">
      <style:text-properties fo:color="#18171b" style:font-name="Arial" fo:font-size="10pt" fo:background-color="transparent" style:font-size-asian="10pt" style:font-size-complex="10pt"/>
    </style:style>
    <style:style style:name="T31" style:family="text">
      <style:text-properties style:font-name="Aria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symfony.com/doc/master/bundles/LiipImagineBundle/installation.html"><text:span text:style-name="T31">http://symfony.com/doc/master/bundles/LiipImagineBundle/installation.html</text:span></text:a></text:p>
      <text:p text:style-name="P1"/>
      <text:p text:style-name="Standard"><text:span text:style-name="Source_20_Text"><text:span text:style-name="T7">1. Download the Bundle:</text:span></text:span></text:p>
      <text:p text:style-name="Standard"><text:span text:style-name="Source_20_Text"><text:span text:style-name="T3">$ php composer.phar </text:span></text:span><text:span text:style-name="Source_20_Text"><text:span text:style-name="T4">require liip/imagine-bundle</text:span></text:span></text:p>
      <text:p text:style-name="Standard"><text:span text:style-name="Source_20_Text"><text:span text:style-name="T3"/></text:span></text:p>
      <text:p text:style-name="P1">Do pliku <text:span text:style-name="T16">composer.json </text:span><text:span text:style-name="T26">zostanie dodany następujący wpis:</text:span></text:p>
      <text:p text:style-name="P1"/>
      <text:p text:style-name="P1"><text:s text:c="4"/>"require": {</text:p>
      <text:p text:style-name="P1">...</text:p>
      <text:p text:style-name="P1"><text:s text:c="8"/><text:span text:style-name="T24">"liip/imagine-bundle": "^1.4"</text:span></text:p>
      <text:p text:style-name="Standard"><text:span text:style-name="Source_20_Text"><text:span text:style-name="T10"><text:s text:c="4"/>},</text:span></text:span></text:p>
      <text:p text:style-name="Standard"><text:span text:style-name="Source_20_Text"><text:span text:style-name="T4"/></text:span></text:p>
      <text:p text:style-name="Standard"><text:span text:style-name="Source_20_Text"><text:span text:style-name="T7">Zostają dodane bliblioteki:</text:span></text:span></text:p>
      <text:p text:style-name="Standard"><text:span text:style-name="Source_20_Text"><text:span text:style-name="T7"><text:tab/>vendor/</text:span></text:span><text:span text:style-name="Source_20_Text"><text:span text:style-name="T14">liip</text:span></text:span></text:p>
      <text:p text:style-name="Standard"><text:span text:style-name="Source_20_Text"><text:span text:style-name="T7"><text:tab/>vendor/</text:span></text:span><text:span text:style-name="Source_20_Text"><text:span text:style-name="T14">imagine</text:span></text:span></text:p>
      <text:p text:style-name="Standard"><text:span text:style-name="Source_20_Text"><text:span text:style-name="T4"/></text:span></text:p>
      <text:p text:style-name="Standard"><text:span text:style-name="Source_20_Text"><text:span text:style-name="T7">2. </text:span></text:span><text:span text:style-name="Source_20_Text"><text:span text:style-name="T9">Do pliku dodajemy wpis:</text:span></text:span></text:p>
      <text:p text:style-name="Standard"><text:span text:style-name="Source_20_Text"><text:span text:style-name="T7">app/</text:span></text:span><text:span text:style-name="Source_20_Text"><text:span text:style-name="T11">AppKernel.php</text:span></text:span></text:p>
      <text:p text:style-name="Standard"><text:span text:style-name="Source_20_Text"><text:span text:style-name="T7"/></text:span></text:p>
      <text:p text:style-name="Standard"><text:span text:style-name="Source_20_Text"><text:span text:style-name="T27"><text:s text:c="8"/>$bundles = array(</text:span></text:span></text:p>
      <text:p text:style-name="Standard"><text:span text:style-name="Source_20_Text"><text:span text:style-name="T27">….</text:span></text:span></text:p>
      <text:p text:style-name="Standard"><text:span text:style-name="Source_20_Text"><text:span text:style-name="T27"><text:s text:c="12"/></text:span></text:span><text:span text:style-name="Source_20_Text"><text:span text:style-name="T25">new Liip\ImagineBundle\LiipImagineBundle(),</text:span></text:span></text:p>
      <text:p text:style-name="Standard"><text:span text:style-name="Source_20_Text"><text:span text:style-name="T27"><text:s text:c="8"/>);</text:span></text:span></text:p>
      <text:p text:style-name="Standard"><text:span text:style-name="Source_20_Text"><text:span text:style-name="T27"/></text:span></text:p>
      <text:p text:style-name="Standard"><text:span text:style-name="Source_20_Text"><text:span text:style-name="T30">3. Do routingu dodajemy wpis (na końcu):</text:span></text:span></text:p>
      <text:p text:style-name="Standard"><text:span text:style-name="Source_20_Text"><text:span text:style-name="T21"># app/config/</text:span></text:span><text:span text:style-name="Source_20_Text"><text:span text:style-name="T17">routing.yml</text:span></text:span></text:p>
      <text:p text:style-name="Standard"><text:span text:style-name="Source_20_Text"><text:span text:style-name="T22">...</text:span></text:span></text:p>
      <text:p text:style-name="P4">_liip_imagine:</text:p>
      <text:p text:style-name="P4"><text:s text:c="4"/><text:span text:style-name="T29">resource: "@LiipImagineBundle/Resources/config/routing.xml"</text:span></text:p>
      <text:p text:style-name="P2"/>
      <text:p text:style-name="P1">4. Konfigurujemy server:</text:p>
      <text:p text:style-name="P1"/>
      <text:p text:style-name="P1">wampserver -&gt; PHP -&gt; PHP extensions -&gt; <text:s/><text:span text:style-name="T1">php_exif</text:span></text:p>
      <text:p text:style-name="P1"/>
      <text:p text:style-name="P1">lub edytujemy plik php.ini i zdejmujemy komentarz:</text:p>
      <text:p text:style-name="P1"/>
      <text:p text:style-name="P1">wampserver -&gt; PHP -&gt; php.ini</text:p>
      <text:p text:style-name="P1"/>
      <text:p text:style-name="P2"><text:tab/><text:tab/><text:span text:style-name="T2">extension=php_exif.dll</text:span></text:p>
      <text:p text:style-name="P2"/>
      <text:p text:style-name="P2"/>
      <text:p text:style-name="P2"/>
      <text:p text:style-name="P2">5. Ustawiamy ignorowanie zapisywania plików do repozytorium:</text:p>
      <text:p text:style-name="P2"/>
      <text:p text:style-name="P10">.gitignore</text:p>
      <text:p text:style-name="P2"/>
      <text:p text:style-name="P2">/app/bootstrap.php.cache</text:p>
      <text:p text:style-name="P2">/app/cache/*</text:p>
      <text:p text:style-name="P2">/app/config/parameters.yml</text:p>
      <text:p text:style-name="P2">/app/logs/*</text:p>
      <text:p text:style-name="P2">!app/cache/.gitkeep</text:p>
      <text:p text:style-name="P2">!app/logs/.gitkeep</text:p>
      <text:p text:style-name="P2">/app/phpunit.xml</text:p>
      <text:p text:style-name="P2">/build/</text:p>
      <text:p text:style-name="P2">/vendor/</text:p>
      <text:p text:style-name="P2">/bin/</text:p>
      <text:p text:style-name="P2">/composer.phar</text:p>
      <text:p text:style-name="P2">/nbproject/private/</text:p>
      <text:p text:style-name="P5">/web/media/</text:p>
      <text:p text:style-name="P2"/>
      <text:p text:style-name="P2"/>
      <text:p text:style-name="P2"/>
      <text:p text:style-name="P2"/>
      <text:p text:style-name="P2"><text:soft-page-break/>5. Ustawienie filtrów dla obrazków. Na końcu pliku dodajemy:</text:p>
      <text:p text:style-name="P1"><text:span text:style-name="T28"># app/config/</text:span><text:span text:style-name="T18">config.yml</text:span></text:p>
      <text:p text:style-name="P3"/>
      <text:p text:style-name="P5">liip_imagine:</text:p>
      <text:p text:style-name="P5"><text:s text:c="4"/>resolvers:</text:p>
      <text:p text:style-name="P5"><text:s text:c="7"/>default:</text:p>
      <text:p text:style-name="P5"><text:s text:c="10"/>web_path: ~</text:p>
      <text:p text:style-name="P5"/>
      <text:p text:style-name="P5"><text:s text:c="4"/>filter_sets:</text:p>
      <text:p text:style-name="P5"><text:s text:c="8"/>cache: ~</text:p>
      <text:p text:style-name="P5"><text:s text:c="8"/>my_thumb:</text:p>
      <text:p text:style-name="P5"><text:s text:c="12"/>quality: 75</text:p>
      <text:p text:style-name="P5"><text:s text:c="12"/>filters:</text:p>
      <text:p text:style-name="P5"><text:s text:c="16"/>thumbnail: { size: [120, 90], mode: outbound }</text:p>
      <text:p text:style-name="P5"><text:s text:c="8"/>post_img_lg:</text:p>
      <text:p text:style-name="P5"><text:s text:c="12"/>quality: 100</text:p>
      <text:p text:style-name="P5"><text:s text:c="12"/>filters:</text:p>
      <text:p text:style-name="P5"><text:s text:c="16"/>relative_resize: { widen: 950 }</text:p>
      <text:p text:style-name="P5"><text:s text:c="8"/>post_img_md:</text:p>
      <text:p text:style-name="P5"><text:s text:c="12"/>quality: 100</text:p>
      <text:p text:style-name="P5"><text:s text:c="12"/>filters:</text:p>
      <text:p text:style-name="P5"><text:s text:c="16"/>relative_resize: { widen: 650 }</text:p>
      <text:p text:style-name="P5"><text:s text:c="8"/>post_img_sm:</text:p>
      <text:p text:style-name="P5"><text:s text:c="12"/>quality: 100</text:p>
      <text:p text:style-name="P5"><text:s text:c="12"/>filters:</text:p>
      <text:p text:style-name="P5"><text:s text:c="16"/>relative_resize: { widen: 350 }</text:p>
      <text:p text:style-name="P5"><text:s text:c="8"/>post_img_xs:</text:p>
      <text:p text:style-name="P5"><text:s text:c="12"/>quality: 100</text:p>
      <text:p text:style-name="P5"><text:s text:c="12"/>filters:</text:p>
      <text:p text:style-name="P5"><text:s text:c="16"/>relative_resize: { widen: 250 }</text:p>
      <text:p text:style-name="P2"/>
      <text:p text:style-name="P2">Przykłady:</text:p>
      <text:p text:style-name="P1"><text:a xlink:type="simple" xlink:href="http://symfony.com/doc/current/bundles/LiipImagineBundle/filters.html"><text:span text:style-name="T29">http://symfony.com/doc/current/bundles/LiipImagineBundle/filters.html</text:span></text:a></text:p>
      <text:p text:style-name="P2"/>
      <text:p text:style-name="P1"/>
      <text:p text:style-name="P11"><text:span text:style-name="Source_20_Text"><text:span text:style-name="T8">6. Ustawienie filtra w template:</text:span></text:span></text:p>
      <text:p text:style-name="P6"><text:span text:style-name="Source_20_Text"><text:span text:style-name="T20"/></text:span></text:p>
      <text:p text:style-name="P6"><text:span text:style-name="Source_20_Text"><text:span text:style-name="T19">Tak:</text:span></text:span></text:p>
      <text:p text:style-name="P6"><text:span text:style-name="Source_20_Text"><text:span text:style-name="T19"/></text:span></text:p>
      <text:p text:style-name="P6"><text:span text:style-name="Source_20_Text"><text:span text:style-name="T19">&lt;img class="img-responsive" src="{{ '/bundles/blog/images/porsche-cayman-gt4-950x530-lg.jpg'|imagine_filter('my_thumb') }}" alt="{{ entity.title|raw }}" /&gt;</text:span></text:span></text:p>
      <text:p text:style-name="P6"><text:span text:style-name="Source_20_Text"><text:span text:style-name="T19"/></text:span></text:p>
      <text:p text:style-name="P6"><text:span text:style-name="Source_20_Text"><text:span text:style-name="T19">lub tak:</text:span></text:span></text:p>
      <text:p text:style-name="P6"><text:span text:style-name="Source_20_Text"><text:span text:style-name="T19"/></text:span></text:p>
      <text:p text:style-name="P6"><text:span text:style-name="Source_20_Text"><text:span text:style-name="T19">&lt;img class="img-responsive" src="{{ asset('/bundles/blog/images/porsche-cayman-gt4-950x530-lg.jpg'|imagine_filter('my_thumb')) }}" alt="{{ entity.title|raw }}" /&gt;</text:span></text:span></text:p>
      <text:p text:style-name="P6"><text:span text:style-name="Source_20_Text"><text:span text:style-name="T19"/></text:span></text:p>
      <text:p text:style-name="P6"><text:span text:style-name="Source_20_Text"><text:span text:style-name="T19"/></text:span></text:p>
      <text:p text:style-name="P6"><text:span text:style-name="Source_20_Text"><text:span text:style-name="T19">Wyświetlanie obrazków w pętli:</text:span></text:span></text:p>
      <text:p text:style-name="P6"><text:span text:style-name="Source_20_Text"><text:span text:style-name="T19"/></text:span></text:p>
      <text:p text:style-name="P6"><text:span text:style-name="Source_20_Text"><text:span text:style-name="T19">&lt;img class="img-responsive img-center" src="{{ asset('bundles/blog/images/'~ image.image)|imagine_filter('post_img_md') }}" alt="{{ entity.title|raw }}"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1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2M34S</meta:editing-duration>
    <meta:editing-cycles>38</meta:editing-cycles>
    <meta:generator>OpenOffice.org/3.3$Win32 OpenOffice.org_project/330m20$Build-9567</meta:generator>
    <dc:date>2016-01-19T09:49:03.19</dc:date>
    <dc:creator>szymon idczak</dc:creator>
    <meta:document-statistic meta:table-count="0" meta:image-count="0" meta:object-count="0" meta:page-count="2" meta:paragraph-count="79" meta:word-count="209" meta:character-count="2395"/>
    <meta:user-defined meta:name="Info 1"/>
    <meta:user-defined meta:name="Info 2"/>
    <meta:user-defined meta:name="Info 3"/>
    <meta:user-defined meta:name="Info 4"/>
  </office:meta>
</office:document-meta>
</file>